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3b5f9" officeooo:paragraph-rsid="0013b5f9"/>
    </style:style>
    <style:style style:name="P2" style:family="paragraph" style:parent-style-name="Standard">
      <style:text-properties officeooo:rsid="001506c1" officeooo:paragraph-rsid="001506c1"/>
    </style:style>
    <style:style style:name="P3" style:family="paragraph" style:parent-style-name="Standard">
      <style:text-properties officeooo:rsid="00170642" officeooo:paragraph-rsid="00170642"/>
    </style:style>
    <style:style style:name="P4" style:family="paragraph" style:parent-style-name="Standard">
      <style:text-properties officeooo:rsid="00189b11" officeooo:paragraph-rsid="00189b11"/>
    </style:style>
    <style:style style:name="P5" style:family="paragraph" style:parent-style-name="Standard">
      <style:text-properties officeooo:rsid="001941d7" officeooo:paragraph-rsid="001941d7"/>
    </style:style>
    <style:style style:name="P6" style:family="paragraph" style:parent-style-name="Standard">
      <style:text-properties officeooo:rsid="001bcaeb" officeooo:paragraph-rsid="001bcaeb"/>
    </style:style>
    <style:style style:name="P7" style:family="paragraph" style:parent-style-name="Standard">
      <style:text-properties officeooo:rsid="001db2ce" officeooo:paragraph-rsid="001db2ce"/>
    </style:style>
    <style:style style:name="P8" style:family="paragraph" style:parent-style-name="Standard">
      <style:text-properties officeooo:rsid="001ddcfd" officeooo:paragraph-rsid="001ddcfd"/>
    </style:style>
    <style:style style:name="P9" style:family="paragraph" style:parent-style-name="Standard">
      <style:text-properties officeooo:rsid="001f0170" officeooo:paragraph-rsid="001f0170"/>
    </style:style>
    <style:style style:name="T1" style:family="text">
      <style:text-properties officeooo:rsid="0018fcba"/>
    </style:style>
    <style:style style:name="T2" style:family="text">
      <style:text-properties officeooo:rsid="00191f07"/>
    </style:style>
    <style:style style:name="T3" style:family="text">
      <style:text-properties officeooo:rsid="001b06b3"/>
    </style:style>
    <style:style style:name="T4" style:family="text">
      <style:text-properties officeooo:rsid="001d76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n planes, all snacks and drinks are complimentary. <text:s/>On plane, all snacks and drinks are complimentary. The power of complementary colors, the power of complementary colors, complementary MOSFET arrays. Complementary MOSFET arrays.</text:p>
      <text:p text:style-name="P2">Buffet, buffet, for lunchtime, there is a choice between buffet and set menu.</text:p>
      <text:p text:style-name="P2">Buddha, Buddha, Buddhism, Buddhism, Shaolin Temple, Shaolin Temple, Buddha Hall, Buddha Hall, this teaching pack gives basic history and information about Buddhism.</text:p>
      <text:p text:style-name="P2">Panhandle, panhandling, no panhandling, no loitering. <text:s/>Panhandler, he was arrested for panhandling. </text:p>
      <text:p text:style-name="P3">Israel announcement to all our clients worldwide, following the decision of France government to restrict our participation at Paris Air Show, we have decided to transfer the demonstration to Tehran. You are welcome to view our products. </text:p>
      <text:p text:style-name="P4">Liter, milliliter, liter, milliliter.</text:p>
      <text:p text:style-name="P4">Shoot, shoot down. Ukrainian <text:span text:style-name="T1">air </text:span>defense shoot down Russian drones. <text:span text:style-name="T1">Fake news, new details emerge on Iran shoot</text:span><text:span text:style-name="T2">ing</text:span><text:span text:style-name="T1"> down two Israel F-35 fighter jets. </text:span></text:p>
      <text:p text:style-name="P5">Hedgehog, hedgehog, <text:span text:style-name="T3">A small animal with needles covered. </text:span>we caught a hedgehog in the park last night. </text:p>
      <text:p text:style-name="P6">Ship to Kazakhstan. <text:s/>Ship to Kazakhstan. <text:span text:style-name="T4">Ship to Kazakhstan.</text:span></text:p>
      <text:p text:style-name="P7">Different types of WiFi Modes, Access Point Mode, Station Mode and Fixed Mode.</text:p>
      <text:p text:style-name="P8">Making a solar panel from scratch. Making a solar panel from scratch.</text:p>
      <text:p text:style-name="P9">It’s no longer functional. It no longer works. It no longer functioned. </text:p>
      <text:p text:style-name="P9"/>
      <text:p text:style-name="P9"/>
      <text:p text:style-name="P7"/>
      <text:p text:style-name="P6"/>
      <text:p text:style-name="P5"/>
      <text:p text:style-name="P4"/>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1T20:05:00.119377681</meta:creation-date>
    <dc:date>2025-07-31T20:23:59.197876194</dc:date>
    <meta:editing-duration>PT18M53S</meta:editing-duration>
    <meta:editing-cycles>14</meta:editing-cycles>
    <meta:generator>LibreOffice/24.8.7.2$Linux_X86_64 LibreOffice_project/480$Build-2</meta:generator>
    <meta:document-statistic meta:table-count="0" meta:image-count="0" meta:object-count="0" meta:page-count="1" meta:paragraph-count="12" meta:word-count="207" meta:character-count="1378" meta:non-whitespace-character-count="1175"/>
  </office:meta>
</office:document-meta>
</file>